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91d2" officeooo:paragraph-rsid="001291d2"/>
    </style:style>
    <style:style style:name="P2" style:family="paragraph" style:parent-style-name="Standard">
      <style:text-properties officeooo:rsid="001291d2" officeooo:paragraph-rsid="0015b6bd"/>
    </style:style>
    <style:style style:name="P3" style:family="paragraph" style:parent-style-name="Standard">
      <style:text-properties officeooo:rsid="001291d2" officeooo:paragraph-rsid="001edbe8"/>
    </style:style>
    <style:style style:name="P4" style:family="paragraph" style:parent-style-name="Standard">
      <style:text-properties officeooo:rsid="001411e3" officeooo:paragraph-rsid="001411e3"/>
    </style:style>
    <style:style style:name="P5" style:family="paragraph" style:parent-style-name="Standard">
      <style:text-properties officeooo:rsid="001411e3" officeooo:paragraph-rsid="0015b6bd"/>
    </style:style>
    <style:style style:name="P6" style:family="paragraph" style:parent-style-name="Standard">
      <style:text-properties officeooo:rsid="001744f9" officeooo:paragraph-rsid="001744f9"/>
    </style:style>
    <style:style style:name="P7" style:family="paragraph" style:parent-style-name="Standard">
      <style:text-properties officeooo:rsid="0018e6ae" officeooo:paragraph-rsid="0018e6ae"/>
    </style:style>
    <style:style style:name="P8" style:family="paragraph" style:parent-style-name="Standard">
      <style:text-properties officeooo:rsid="0018e6ae" officeooo:paragraph-rsid="001a371b"/>
    </style:style>
    <style:style style:name="P9" style:family="paragraph" style:parent-style-name="Standard">
      <style:text-properties officeooo:rsid="001a371b" officeooo:paragraph-rsid="001a371b"/>
    </style:style>
    <style:style style:name="P10" style:family="paragraph" style:parent-style-name="Standard">
      <style:text-properties officeooo:rsid="001c06d0" officeooo:paragraph-rsid="001c06d0"/>
    </style:style>
    <style:style style:name="P11" style:family="paragraph" style:parent-style-name="Standard">
      <style:text-properties officeooo:rsid="001d6043" officeooo:paragraph-rsid="001d6043"/>
    </style:style>
    <style:style style:name="P12" style:family="paragraph" style:parent-style-name="Standard">
      <style:text-properties officeooo:rsid="001d6043" officeooo:paragraph-rsid="001edbe8"/>
    </style:style>
    <style:style style:name="P13" style:family="paragraph" style:parent-style-name="Standard">
      <style:text-properties officeooo:rsid="001edbe8" officeooo:paragraph-rsid="001edbe8"/>
    </style:style>
    <style:style style:name="P14" style:family="paragraph">
      <style:paragraph-properties fo:text-align="center"/>
    </style:style>
    <style:style style:name="T1" style:family="text">
      <style:text-properties officeooo:rsid="001291d2"/>
    </style:style>
    <style:style style:name="T2" style:family="text">
      <style:text-properties officeooo:rsid="0015b6bd"/>
    </style:style>
    <style:style style:name="T3" style:family="text">
      <style:text-properties officeooo:rsid="001744f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8e6ae"/>
    </style:style>
    <style:style style:name="T6" style:family="text">
      <style:text-properties officeooo:rsid="001a371b"/>
    </style:style>
    <style:style style:name="T7" style:family="text">
      <style:text-properties officeooo:rsid="001d6043"/>
    </style:style>
    <style:style style:name="T8" style:family="text">
      <style:text-properties officeooo:rsid="001edbe8"/>
    </style:style>
    <style:style style:name="gr1" style:family="graphic">
      <style:graphic-properties draw:marker-start="Arrow" draw:marker-start-width="0.176cm" draw:marker-end="Square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534cm" fo:min-width="0.0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663cm" fo:min-width="0.13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2">Right</text:span> Format Program</text:p>
      <text:p text:style-name="P1"/>
      <text:p text:style-name="P1">class First{</text:p>
      <text:p text:style-name="P1">public static void main(String[] args)</text:p>
      <text:p text:style-name="P1">{</text:p>
      <text:p text:style-name="P1">System.out.println ("Welcome To Java");</text:p>
      <text:p text:style-name="P1">}</text:p>
      <text:p text:style-name="P1">}</text:p>
      <text:p text:style-name="P1"/>
      <text:p text:style-name="P1">Error Type 1 :</text:p>
      <text:p text:style-name="P1"/>
      <text:p text:style-name="P2">While removing bracket, get the error</text:p>
      <text:p text:style-name="P1"/>
      <text:p text:style-name="Standard">class First</text:p>
      <text:p text:style-name="Standard">{ </text:p>
      <text:p text:style-name="Standard"><draw:line text:anchor-type="paragraph" draw:z-index="0" draw:name="Line 1" draw:style-name="gr1" draw:text-style-name="P14" svg:x1="6.343cm" svg:y1="0.266cm" svg:x2="7.481cm" svg:y2="0.24cm"><text:p/></draw:line>public static void main(String[] args</text:p>
      <text:p text:style-name="Standard">{</text:p>
      <text:p text:style-name="Standard">System.out.println ("Welcome To Java");</text:p>
      <text:p text:style-name="Standard">}</text:p>
      <text:p text:style-name="Standard">}</text:p>
      <text:p text:style-name="Standard"/>
      <text:p text:style-name="P1">Error Type 2 :</text:p>
      <text:p text:style-name="P1"/>
      <text:p text:style-name="P1">While removing Curly braces, get the error</text:p>
      <text:p text:style-name="P1"/>
      <text:p text:style-name="P1"><draw:line text:anchor-type="paragraph" draw:z-index="1" draw:name="Horizontal line 1" draw:style-name="gr1" draw:text-style-name="P14" svg:x1="2.268cm" svg:y1="0.266cm" svg:x2="3.379cm" svg:y2="0.266cm"><text:p/></draw:line>class First</text:p>
      <text:p text:style-name="P1">public static void main(String[] args)</text:p>
      <text:p text:style-name="P1">{</text:p>
      <text:p text:style-name="P1">System.out.println ("Welcome To Java");</text:p>
      <text:p text:style-name="P1">}</text:p>
      <text:p text:style-name="P1">}</text:p>
      <text:p text:style-name="P1"/>
      <text:p text:style-name="P1">Error Type 3 :</text:p>
      <text:p text:style-name="P1"/>
      <text:p text:style-name="P2">While chang<text:span text:style-name="T2">ing</text:span> the case Capital to Small, get the error</text:p>
      <text:p text:style-name="P1"><draw:custom-shape text:anchor-type="paragraph" draw:z-index="2" draw:name="Shape 1" draw:style-name="gr3" svg:width="0.133cm" svg:height="0.847cm" svg:x="4.068cm" svg:y="0.346cm"><text:p/><draw:enhanced-geometry svg:viewBox="0 0 21600 21600" draw:text-areas="?f0 0 ?f2 ?f5" draw:type="down-arrow" draw:modifiers="16890.9952606635 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class First{</text:p>
      <text:p text:style-name="P1">public static void main(string[] args)</text:p>
      <text:p text:style-name="P1">{</text:p>
      <text:p text:style-name="P1">System.out.println ("Welcome To Java");</text:p>
      <text:p text:style-name="P1">}</text:p>
      <text:p text:style-name="P1">}</text:p>
      <text:p text:style-name="P1"/>
      <text:p text:style-name="P4">Error Type 4 :</text:p>
      <text:p text:style-name="P4"/>
      <text:p text:style-name="P5">While removing one word in <text:span text:style-name="T3">the</text:span> <text:span text:style-name="T3">Print Statement</text:span>, <text:span text:style-name="T1">get the error</text:span></text:p>
      <text:p text:style-name="P4"/>
      <text:p text:style-name="P4">class First{</text:p>
      <text:p text:style-name="P4">public static void main(String[] args)</text:p>
      <text:p text:style-name="P4">{</text:p>
      <text:p text:style-name="P4"><draw:custom-shape text:anchor-type="paragraph" draw:z-index="3" draw:name="Shape 2" draw:style-name="gr2" svg:width="0.16cm" svg:height="0.609cm" svg:x="-0.06cm" svg:y="0.663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/>out.println ("Welcome To Java");</text:p>
      <text:p text:style-name="P4"><text:soft-page-break/>}</text:p>
      <text:p text:style-name="P4">}</text:p>
      <text:p text:style-name="Standard"/>
      <text:p text:style-name="P4">Error Type 5 :</text:p>
      <text:p text:style-name="P4"/>
      <text:p text:style-name="P5">While removing semicolon, <text:span text:style-name="T1">get the error</text:span></text:p>
      <text:p text:style-name="P4"/>
      <text:p text:style-name="P4">class First{</text:p>
      <text:p text:style-name="P4">public static void main(String[] args)</text:p>
      <text:p text:style-name="P4">{</text:p>
      <text:p text:style-name="P4"><draw:line text:anchor-type="paragraph" draw:z-index="4" draw:name="Line 2" draw:style-name="gr1" draw:text-style-name="P14" svg:x1="7.19cm" svg:y1="0.265cm" svg:x2="8.275cm" svg:y2="0.265cm"><text:p/></draw:line>System.out.println ("Welcome To Java")</text:p>
      <text:p text:style-name="P4">}</text:p>
      <text:p text:style-name="P4">}</text:p>
      <text:p text:style-name="P4"/>
      <text:p text:style-name="P6">Error Type 6 :</text:p>
      <text:p text:style-name="P6"/>
      <text:p text:style-name="P6">While removing Double Quotes, get the error</text:p>
      <text:p text:style-name="P6"/>
      <text:p text:style-name="P6">class First{</text:p>
      <text:p text:style-name="P6">public static void main(String[] args)</text:p>
      <text:p text:style-name="P6">{</text:p>
      <text:p text:style-name="P6">System.out.println (<text:span text:style-name="T4">Welcome To Java</text:span>);</text:p>
      <text:p text:style-name="P6">}</text:p>
      <text:p text:style-name="P6">}</text:p>
      <text:p text:style-name="P6"/>
      <text:p text:style-name="P6">Error Type 7 : </text:p>
      <text:p text:style-name="P6"/>
      <text:p text:style-name="P6">While removing public keyword in the main method</text:p>
      <text:p text:style-name="P6"/>
      <text:p text:style-name="P6">class First{</text:p>
      <text:p text:style-name="P6">static void main(String[] args)</text:p>
      <text:p text:style-name="P6">{</text:p>
      <text:p text:style-name="P6">System.out.println ("Welcome To Java");</text:p>
      <text:p text:style-name="P6">}</text:p>
      <text:p text:style-name="P6">}</text:p>
      <text:p text:style-name="P6"/>
      <text:p text:style-name="P6">Error Type 8:</text:p>
      <text:p text:style-name="P6"/>
      <text:p text:style-name="P6">While removing static keyword in main method, get the error</text:p>
      <text:p text:style-name="P6"/>
      <text:p text:style-name="P6">class First{</text:p>
      <text:p text:style-name="P6">public <text:span text:style-name="T5">void</text:span> main(String[] args)</text:p>
      <text:p text:style-name="P6">{</text:p>
      <text:p text:style-name="P6">System.out.println ("Welcome To Java");</text:p>
      <text:p text:style-name="P6">}</text:p>
      <text:p text:style-name="P6">}</text:p>
      <text:p text:style-name="P6"/>
      <text:p text:style-name="P6"/>
      <text:p text:style-name="P7">Error Type 9:</text:p>
      <text:p text:style-name="P7"/>
      <text:p text:style-name="P7">While removing return type in main method, get the error</text:p>
      <text:p text:style-name="P7"/>
      <text:p text:style-name="P7"><text:soft-page-break/>class First{</text:p>
      <text:p text:style-name="P7">public static main(String[] args)</text:p>
      <text:p text:style-name="P7">{</text:p>
      <text:p text:style-name="P7">System.out.println ("Welcome To Java");</text:p>
      <text:p text:style-name="P7">}</text:p>
      <text:p text:style-name="P7">}</text:p>
      <text:p text:style-name="P7"/>
      <text:p text:style-name="P7">Error Type 10:</text:p>
      <text:p text:style-name="P7"/>
      <text:p text:style-name="P7">While removing main keyword in main method, get the error</text:p>
      <text:p text:style-name="P7"/>
      <text:p text:style-name="P7">class First{</text:p>
      <text:p text:style-name="P7">public static void (String[] args)</text:p>
      <text:p text:style-name="P7">{</text:p>
      <text:p text:style-name="P7">System.out.println ("Welcome To Java");</text:p>
      <text:p text:style-name="P7">}</text:p>
      <text:p text:style-name="P7">}</text:p>
      <text:p text:style-name="P7"/>
      <text:p text:style-name="P7">Error Type 11:</text:p>
      <text:p text:style-name="P7"/>
      <text:p text:style-name="P7">While removing String parameter in main method, get the error</text:p>
      <text:p text:style-name="P7"/>
      <text:p text:style-name="P7">class First{</text:p>
      <text:p text:style-name="P7">public static void main(args)</text:p>
      <text:p text:style-name="P7">{</text:p>
      <text:p text:style-name="P7">System.out.println ("Welcome To Java");</text:p>
      <text:p text:style-name="P7">}</text:p>
      <text:p text:style-name="P7">}</text:p>
      <text:p text:style-name="P7"/>
      <text:p text:style-name="P7">Error Type 12:</text:p>
      <text:p text:style-name="P7"/>
      <text:p text:style-name="P7">While removing args parameter in main method, get the error</text:p>
      <text:p text:style-name="P7"/>
      <text:p text:style-name="P7"/>
      <text:p text:style-name="P7">class First{</text:p>
      <text:p text:style-name="P7">public static void main(String[])</text:p>
      <text:p text:style-name="P7">{</text:p>
      <text:p text:style-name="P7">System.out.println ("Welcome To Java");</text:p>
      <text:p text:style-name="P7">}</text:p>
      <text:p text:style-name="P7">}</text:p>
      <text:p text:style-name="P7"/>
      <text:p text:style-name="P7">Error Type 13:</text:p>
      <text:p text:style-name="P7"/>
      <text:p text:style-name="P7">Having main method without any parameters, get the error</text:p>
      <text:p text:style-name="P7"/>
      <text:p text:style-name="P7">class First{</text:p>
      <text:p text:style-name="P7">public static void main()</text:p>
      <text:p text:style-name="P7">{</text:p>
      <text:p text:style-name="P7">System.out.println ("Welcome To Java");</text:p>
      <text:p text:style-name="P7">}</text:p>
      <text:p text:style-name="P7">}</text:p>
      <text:p text:style-name="P6"/>
      <text:p text:style-name="P6"><text:soft-page-break/></text:p>
      <text:p text:style-name="P8">Error Type 1<text:span text:style-name="T6">4</text:span>:</text:p>
      <text:p text:style-name="P6"/>
      <text:p text:style-name="P9">Having main method without class, get the error</text:p>
      <text:p text:style-name="P9"/>
      <text:p text:style-name="P9">public static void main(String[] args)</text:p>
      <text:p text:style-name="P9">{</text:p>
      <text:p text:style-name="P9">System.out.println ("Welcome To Java");</text:p>
      <text:p text:style-name="P9">}</text:p>
      <text:p text:style-name="P9">}</text:p>
      <text:p text:style-name="P9"/>
      <text:p text:style-name="P9">Error Type 15:</text:p>
      <text:p text:style-name="P9"/>
      <text:p text:style-name="P9">Having Class without main method, get the error</text:p>
      <text:p text:style-name="P9"/>
      <text:p text:style-name="P9">class First</text:p>
      <text:p text:style-name="P9"/>
      <text:p text:style-name="P9">{</text:p>
      <text:p text:style-name="P9">System.out.println ("Welcome To Java");</text:p>
      <text:p text:style-name="P9">}</text:p>
      <text:p text:style-name="P9"/>
      <text:p text:style-name="P10">Error Type 16:</text:p>
      <text:p text:style-name="P10"/>
      <text:p text:style-name="P10">Having Statement inside the class and outside the method, get the error</text:p>
      <text:p text:style-name="P10"/>
      <text:p text:style-name="P10">class First{</text:p>
      <text:p text:style-name="P10">System.out.println ("Welcome To Java");</text:p>
      <text:p text:style-name="P10">public static void (String[] args){</text:p>
      <text:p text:style-name="P10">}</text:p>
      <text:p text:style-name="P10">}</text:p>
      <text:p text:style-name="P10"/>
      <text:p text:style-name="P10">Error Type 17: <text:span text:style-name="T7">TBD</text:span></text:p>
      <text:p text:style-name="P10"/>
      <text:p text:style-name="P11">Class name start with lower case</text:p>
      <text:p text:style-name="P10"/>
      <text:p text:style-name="P10">class first{</text:p>
      <text:p text:style-name="P10">public static void main (String[] args)</text:p>
      <text:p text:style-name="P10">{</text:p>
      <text:p text:style-name="P10">System.out.println ("Welcome To Java");</text:p>
      <text:p text:style-name="P10">}</text:p>
      <text:p text:style-name="P10">}</text:p>
      <text:p text:style-name="P10"/>
      <text:p text:style-name="P10"/>
      <text:p text:style-name="P11">Error Type 18:</text:p>
      <text:p text:style-name="P11"/>
      <text:p text:style-name="P11">Without class keyword,get the error</text:p>
      <text:p text:style-name="P11"/>
      <text:p text:style-name="P11">First{</text:p>
      <text:p text:style-name="P11">public static void main(String[] args)</text:p>
      <text:p text:style-name="P11">{</text:p>
      <text:p text:style-name="P11">System.out.println ("Welcome To Java");</text:p>
      <text:p text:style-name="P11">}</text:p>
      <text:p text:style-name="P11"><text:soft-page-break/>}</text:p>
      <text:p text:style-name="P11">Error Type 19:</text:p>
      <text:p text:style-name="P11"/>
      <text:p text:style-name="P11">No statement inside the class as well as main method, get the error</text:p>
      <text:p text:style-name="P11"/>
      <text:p text:style-name="P11">class First{</text:p>
      <text:p text:style-name="P11">public static void main(String[] args)</text:p>
      <text:p text:style-name="P11">}</text:p>
      <text:p text:style-name="P11"/>
      <text:p text:style-name="P13">Error Type 20 :</text:p>
      <text:p text:style-name="P13"/>
      <text:p text:style-name="P12">Class <text:s/>start with <text:span text:style-name="T8">Upper </text:span>case, <text:span text:style-name="T8">get the error</text:span></text:p>
      <text:p text:style-name="P3"/>
      <text:p text:style-name="P3"><text:span text:style-name="T8">Cl</text:span>ass First{</text:p>
      <text:p text:style-name="P3">public static void main(String[] args)</text:p>
      <text:p text:style-name="P3">{</text:p>
      <text:p text:style-name="P3">System.out.println ("Welcome To Java");</text:p>
      <text:p text:style-name="P3">}</text:p>
      <text:p text:style-name="P3">}</text:p>
      <text:p text:style-name="P3"/>
      <text:p text:style-name="P13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20:06:40.019593519</meta:creation-date>
    <dc:date>2022-09-28T21:41:49.822895506</dc:date>
    <meta:editing-duration>PT3M43S</meta:editing-duration>
    <meta:editing-cycles>1</meta:editing-cycles>
    <meta:document-statistic meta:table-count="0" meta:image-count="0" meta:object-count="0" meta:page-count="5" meta:paragraph-count="161" meta:word-count="520" meta:character-count="3089" meta:non-whitespace-character-count="2726"/>
    <meta:generator>LibreOffice/7.3.6.2$Linux_X86_64 LibreOffice_project/30$Build-2</meta:generator>
  </office:meta>
</office:document-meta>
</file>